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3" table:default-cell-style-name="ce3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3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4" calcext:value-type="float">
            <text:p>4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9" calcext:value-type="float">
            <text:p>9.00E-007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009" calcext:value-type="float">
            <text:p>9.00E-008</text:p>
          </table:table-cell>
          <table:table-cell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table:style-name="ce3" office:value-type="float" office:value="0.00000008" calcext:value-type="float">
            <text:p>8.00E-008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00005" calcext:value-type="float">
            <text:p>5.00E-01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table:style-name="ce3"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9" calcext:value-type="float">
            <text:p>9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3" calcext:value-type="float">
            <text:p>3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4" calcext:value-type="float">
            <text:p>4.00E-006</text:p>
          </table:table-cell>
          <table:table-cell office:value-type="float" office:value="0.0000000004" calcext:value-type="float">
            <text:p>4.00E-0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4" calcext:value-type="float">
            <text:p>4.00E-009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2" calcext:value-type="float">
            <text:p>2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5" calcext:value-type="float">
            <text:p>5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7" calcext:value-type="float">
            <text:p>7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7" calcext:value-type="float">
            <text:p>7.00E-0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5" calcext:value-type="float">
            <text:p>5.00E-007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8" calcext:value-type="float">
            <text:p>8.00E-008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6" calcext:value-type="float">
            <text:p>6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table:style-name="ce3" office:value-type="float" office:value="0.0000006" calcext:value-type="float">
            <text:p>6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7" calcext:value-type="float">
            <text:p>7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4" calcext:value-type="float">
            <text:p>4.00E-006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table:style-name="ce3" office:value-type="float" office:value="0.0000000008" calcext:value-type="float">
            <text:p>8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1" calcext:value-type="float">
            <text:p>1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table:style-name="ce3" office:value-type="float" office:value="0.0000002" calcext:value-type="float">
            <text:p>2.00E-007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9" calcext:value-type="float">
            <text:p>9.00E-007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table:style-name="ce3" office:value-type="float" office:value="0.0000002" calcext:value-type="float">
            <text:p>2.00E-0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6" calcext:value-type="float">
            <text:p>6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3" calcext:value-type="float">
            <text:p>3.00E-007</text:p>
          </table:table-cell>
          <table:table-cell office:value-type="float" office:value="0.000000008" calcext:value-type="float">
            <text:p>8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4" calcext:value-type="float">
            <text:p>4.00E-009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7" calcext:value-type="float">
            <text:p>7.00E-008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0.0000006" calcext:value-type="float">
            <text:p>6.00E-007</text:p>
          </table:table-cell>
          <table:table-cell office:value-type="float" office:value="0.000000002" calcext:value-type="float">
            <text:p>2.00E-00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8" calcext:value-type="float">
            <text:p>8.00E-008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002" calcext:value-type="float">
            <text:p>2.00E-0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8" calcext:value-type="float">
            <text:p>8.00E-01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9" calcext:value-type="float">
            <text:p>9.00E-009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9" calcext:value-type="float">
            <text:p>9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5" calcext:value-type="float">
            <text:p>5.00E-006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1" calcext:value-type="float">
            <text:p>1.00E-008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table:number-columns-repeated="2"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3" calcext:value-type="float">
            <text:p>3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3" calcext:value-type="float">
            <text:p>3.00E-006</text:p>
          </table:table-cell>
          <table:table-cell office:value-type="float" office:value="0.00000001" calcext:value-type="float">
            <text:p>1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0.000000002" calcext:value-type="float">
            <text:p>2.00E-009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4" calcext:value-type="float">
            <text:p>4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1" calcext:value-type="float">
            <text:p>1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7" calcext:value-type="float">
            <text:p>7.00E-00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2" calcext:value-type="float">
            <text:p>2.00E-00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table:style-name="ce3"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4" calcext:value-type="float">
            <text:p>4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00007" calcext:value-type="float">
            <text:p>7.00E-0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5" calcext:value-type="float">
            <text:p>5.00E-007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08" calcext:value-type="float">
            <text:p>8.00E-007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ce3" office:value-type="float" office:value="0.000000005" calcext:value-type="float">
            <text:p>5.00E-009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table:style-name="ce3" office:value-type="float" office:value="0.00000009" calcext:value-type="float">
            <text:p>9.00E-00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8" calcext:value-type="float">
            <text:p>8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3" calcext:value-type="float">
            <text:p>3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.00000006" calcext:value-type="float">
            <text:p>6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5" calcext:value-type="float">
            <text:p>5.00E-00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ce3" office:value-type="float" office:value="0.000000008" calcext:value-type="float">
            <text:p>8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float" office:value="0.00000007" calcext:value-type="float">
            <text:p>7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2" calcext:value-type="float">
            <text:p>2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8" calcext:value-type="float">
            <text:p>8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2" calcext:value-type="float">
            <text:p>2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5" calcext:value-type="float">
            <text:p>5.00E-009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0.000000008" calcext:value-type="float">
            <text:p>8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4" calcext:value-type="float">
            <text:p>4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2" calcext:value-type="float">
            <text:p>2.00E-007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table:style-name="ce3" office:value-type="float" office:value="0.0000003" calcext:value-type="float">
            <text:p>3.00E-0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09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9" calcext:value-type="float">
            <text:p>9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6" calcext:value-type="float">
            <text:p>6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8" calcext:value-type="float">
            <text:p>8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7" calcext:value-type="float">
            <text:p>7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8" calcext:value-type="float">
            <text:p>8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9" calcext:value-type="float">
            <text:p>9.00E-008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table:style-name="ce3" office:value-type="float" office:value="0.000005" calcext:value-type="float">
            <text:p>5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3" calcext:value-type="float">
            <text:p>3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9" calcext:value-type="float">
            <text:p>9.00E-008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3" calcext:value-type="float">
            <text:p>3.00E-01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float" office:value="0.000004" calcext:value-type="float">
            <text:p>4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9" calcext:value-type="float">
            <text:p>9.00E-007</text:p>
          </table:table-cell>
          <table:table-cell office:value-type="float" office:value="0.000000007" calcext:value-type="float">
            <text:p>7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9" calcext:value-type="float">
            <text:p>9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1" calcext:value-type="float">
            <text:p>1.00E-006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table:style-name="ce3" office:value-type="float" office:value="0.000003" calcext:value-type="float">
            <text:p>3.00E-00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2" calcext:value-type="float">
            <text:p>2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6" calcext:value-type="float">
            <text:p>6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6T11:27:18.371661418</dc:date>
    <meta:document-statistic meta:table-count="1" meta:cell-count="1521" meta:object-count="0"/>
    <meta:generator>LibreOffice/4.2.6.3$Linux_X86_64 LibreOffice_project/420m0$Build-3</meta:generator>
  </office:meta>
</office:document-meta>
</file>